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37118558398055661" text:style-name="L1">
        <text:list-item>
          <text:p text:style-name="P1">Hvað er null og undefined?</text:p>
          <text:p text:style-name="P2">Null could be assigned type of object, undefined===null false.</text:p>
          <text:p text:style-name="P2">Unidefined has not been assigned type of undefinded==null true</text:p>
        </text:list-item>
        <text:list-item>
          <text:p text:style-name="P1">Hvað gerir 'use strict' í JavaScript kóða? </text:p>
          <text:p text:style-name="P3">The purpose of "use strict" is to indicate that the code should be executed in "strict mode". With strict mode, you can not, for example, use undeclared variables.</text:p>
        </text:list-item>
        <text:list-item>
          <text:p text:style-name="P1"><text:s/>Hver er munurinn á let, var og const?</text:p>
          <text:p text:style-name="P3">var is scoped to the nearest function block and let <text:s/>the nearest enclosing block, which can be smaller than a function block. Both are global if outside any block. Also, variables declared with let are not accessible before they are declared in their enclosing block. </text:p>
        </text:list-item>
        <text:list-item>
          <text:p text:style-name="P1"><text:s/>Endurskrifaðu eftirfarandi kóða með for lykkjunni. let x = 9; while (x &gt;= 1) { console.log("hello " + x); x = x - 1; } </text:p>
          <text:p text:style-name="P2">let <text:s/>x = 9 ;</text:p>
          <text:p text:style-name="P2">for (let x in x)</text:p>
          <text:p text:style-name="P2">{</text:p>
          <text:list>
            <text:list-header>
              <text:p text:style-name="P2">while (x &gt;=1){</text:p>
              <text:p text:style-name="P2">console.Log(“Hello World ” + x);</text:p>
              <text:p text:style-name="P2">x = x-1;</text:p>
            </text:list-header>
          </text:list>
          <text:p text:style-name="P2">{</text:p>
        </text:list-item>
        <text:list-item>
          <text:p text:style-name="P1"><text:s/>Skilgreindu sama fallið á þrjá mismunandi vegu. </text:p>
          <text:p text:style-name="P3">A parameter is a variable used to define a function. Arguments are the actual data you pass into the function's parameters when calling it. By default, functions return undefined values. To return any other value, the function must have a return statement that specifies the value to return.</text:p>
        </text:list-item>
        <text:list-item>
          <text:p text:style-name="P1"><text:s/>Útskýrðu hvað eftirfarandi kóði gerir, hvað gera svigarnir? (function() { alert('Hello World'); })(); </text:p>
          <text:p text:style-name="P2">with out of bracket it will give you SyntaxError but with the brackets it will give you your Hello World in other small <text:soft-page-break/>scre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1T21:32:34.60</meta:creation-date>
    <dc:date>2019-09-01T22:12:34.05</dc:date>
    <meta:editing-duration>PT39M57S</meta:editing-duration>
    <meta:editing-cycles>7</meta:editing-cycles>
    <meta:generator>OpenOffice/4.1.5$Win32 OpenOffice.org_project/415m1$Build-9789</meta:generator>
    <meta:document-statistic meta:table-count="0" meta:image-count="0" meta:object-count="0" meta:page-count="2" meta:paragraph-count="19" meta:word-count="257" meta:character-count="1448"/>
  </office:meta>
</office:document-meta>
</file>